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family-generic="roman" style:font-pitch="variable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 fo:break-before="page"/>
    </style:style>
    <style:style style:name="T1" style:family="text">
      <style:text-properties style:font-name="Wingdings" style:font-name-asian="Wingdings1" style:font-name-complex="Wingdings1"/>
    </style:style>
    <style:style style:name="T2" style:family="text">
      <style:text-properties fo:language="es" fo:country="ES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soft-page-break/>ROI</text:h>
      <text:h text:style-name="Heading_20_1" text:outline-level="1">Android Estudio V3.0.17/Flutter</text:h>
      <text:p text:style-name="Standard"/>
      <text:p text:style-name="Standard">Objetivo: Rentabilidad de un proyecto informatico</text:p>
      <text:p text:style-name="Standard"/>
      <text:p text:style-name="Standard">F.Creación: 31-5-2018</text:p>
      <text:p text:style-name="Standard"/>
      <text:p text:style-name="P2">Programa:</text:p>
      <text:p text:style-name="P2"/>
      <text:p text:style-name="P2">Fuente:<text:tab/><text:a xlink:type="simple" xlink:href="https://www.youtube.com/watch?v=a7Wfm36YJTQ" text:style-name="ListLabel_20_1" text:visited-style-name="ListLabel_20_1"><text:span text:style-name="Internet_20_link">Fuente</text:span></text:a></text:p>
      <text:p text:style-name="P2"><text:bookmark text:name="_GoBack"/></text:p>
      <text:p text:style-name="P2"/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family-generic="roman" style:font-pitch="variable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CL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justify" style:justify-single-word="false" fo:orphans="2" fo:widows="2" style:writing-mode="lr-tb"/>
      <style:text-properties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e74b5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4d78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1" style:display-name="ListLabel 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style:font-name="Wingdings" style:font-name-asian="Wingdings1" style:font-name-complex="Wingdings1"/>
    </style:style>
    <style:style style:name="MT2" style:family="text">
      <style:text-properties fo:language="es" fo:country="ES"/>
    </style:style>
    <style:style style:name="MT3" style:family="text">
      <style:text-properties fo:font-weight="bold" style:font-weight-asian="bold" style:font-weight-complex="bold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Max82574971@gmail.com<text:span text:style-name="MT1"></text:span><text:tab/><text:tab/><text:span text:style-name="MT2">Página </text:span><text:span text:style-name="MT3"><text:page-number style:num-format="1" text:select-page="current">1</text:page-number></text:span><text:span text:style-name="MT2"><text:s/>de </text:span><text:span text:style-name="MT3"><text:page-count style:num-format="1">3</text:page-count></text:span></text:p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er</meta:initial-creator>
    <dc:creator>acer</dc:creator>
    <meta:editing-cycles>13</meta:editing-cycles>
    <meta:creation-date>2018-03-07T12:45:00</meta:creation-date>
    <dc:date>2018-05-31T11:05:00</dc:date>
    <meta:editing-duration>PT34M</meta:editing-duration>
    <meta:generator>LibreOffice/6.0.4.2$Windows_X86_64 LibreOffice_project/9b0d9b32d5dcda91d2f1a96dc04c645c450872bf</meta:generator>
    <meta:document-statistic meta:table-count="0" meta:image-count="0" meta:object-count="0" meta:page-count="3" meta:paragraph-count="7" meta:word-count="21" meta:character-count="164" meta:non-whitespace-character-count="15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